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0ce1c1" officeooo:paragraph-rsid="000ce1c1"/>
    </style:style>
    <style:style style:name="P7" style:family="paragraph" style:parent-style-name="Text_20_body" style:list-style-name="L2">
      <style:text-properties officeooo:rsid="000ce1c1" officeooo:paragraph-rsid="000ce1c1"/>
    </style:style>
    <style:style style:name="P8" style:family="paragraph" style:parent-style-name="Text_20_body" style:list-style-name="L4">
      <style:text-properties officeooo:rsid="000ce1c1" officeooo:paragraph-rsid="000ce1c1"/>
    </style:style>
    <style:style style:name="P9" style:family="paragraph" style:parent-style-name="Text_20_body" style:list-style-name="L5">
      <style:text-properties officeooo:rsid="000ce1c1" officeooo:paragraph-rsid="000ce1c1"/>
    </style:style>
    <style:style style:name="P10" style:family="paragraph" style:parent-style-name="Text_20_body" style:list-style-name="L1">
      <style:text-properties officeooo:rsid="001403a4" officeooo:paragraph-rsid="001403a4"/>
    </style:style>
    <style:style style:name="P11" style:family="paragraph" style:parent-style-name="Text_20_body" style:list-style-name="L3">
      <style:text-properties officeooo:rsid="001056eb" officeooo:paragraph-rsid="000ce1c1"/>
    </style:style>
    <style:style style:name="P12" style:family="paragraph" style:parent-style-name="Text_20_body" style:list-style-name="L3">
      <style:text-properties officeooo:rsid="00118920" officeooo:paragraph-rsid="00118920"/>
    </style:style>
    <style:style style:name="P13" style:family="paragraph" style:parent-style-name="Text_20_body" style:list-style-name="L5">
      <style:text-properties officeooo:rsid="0015a2b0" officeooo:paragraph-rsid="0015a2b0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1056eb"/>
    </style:style>
    <style:style style:name="T4" style:family="text">
      <style:text-properties officeooo:rsid="0012685f"/>
    </style:style>
    <style:style style:name="T5" style:family="text">
      <style:text-properties officeooo:rsid="001513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3">3</text:span></text:h>
      <text:p text:style-name="P3"><text:span text:style-name="T1">Total working hours -</text:span> <text:span text:style-name="T5">6</text:span>.</text:p>
      <text:p text:style-name="P1"><text:span text:style-name="T1">Tasks completed</text:span>:</text:p>
      <text:list xml:id="list3149682537639440782" text:style-name="L1">
        <text:list-item>
          <text:p text:style-name="P6">Helper function<text:span text:style-name="T4">s</text:span> AES_<text:span text:style-name="T3">AddRoundKey, AES_SubBytes, AES_ShiftRows, AES_MixColumns; test cases, </text:span>unit test<text:span text:style-name="T4">s</text:span>.</text:p>
        </text:list-item>
        <text:list-item>
          <text:p text:style-name="P10">Galois tables imported to the code.</text:p>
        </text:list-item>
      </text:list>
      <text:p text:style-name="P4">Progress on the software:</text:p>
      <text:list xml:id="list2513602391518755487" text:style-name="L2">
        <text:list-item>
          <text:p text:style-name="P7"><text:span text:style-name="T3">Cipher helper functions AddRoundKey, SubBytes, ShiftRows, MixColumns </text:span>implemented and unit tested.</text:p>
        </text:list-item>
      </text:list>
      <text:p text:style-name="P4">Learned:</text:p>
      <text:list xml:id="list8099385176901312719" text:style-name="L3">
        <text:list-item>
          <text:p text:style-name="P11">Debugging.</text:p>
        </text:list-item>
        <text:list-item>
          <text:p text:style-name="P12">Standard contains ample material for unit test cases. Very easy to debug and implement.</text:p>
        </text:list-item>
      </text:list>
      <text:p text:style-name="P2"><text:span text:style-name="T1">Unclear / problems</text:span>:</text:p>
      <text:list xml:id="list1640991478785785186" text:style-name="L4">
        <text:list-item>
          <text:p text:style-name="P8">None, for now.</text:p>
        </text:list-item>
      </text:list>
      <text:p text:style-name="P2"><text:span text:style-name="T2">Next</text:span>:</text:p>
      <text:list xml:id="list862264086068488639" text:style-name="L5">
        <text:list-item>
          <text:p text:style-name="P9">Encryption <text:span text:style-name="T3">main</text:span> function and unit testing.</text:p>
        </text:list-item>
        <text:list-item>
          <text:p text:style-name="P13">Decryption helper functions and unit testing.</text:p>
        </text:list-item>
        <text:list-item>
          <text:p text:style-name="P13">Decryption main function and unit test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4-01T12:56:33.132627000</dc:date>
    <dc:creator>Riku Kalinen</dc:creator>
    <meta:editing-duration>PT1H53M11S</meta:editing-duration>
    <meta:editing-cycles>16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6" meta:word-count="91" meta:character-count="595" meta:non-whitespace-character-count="529"/>
  </office:meta>
</office:document-meta>
</file>